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T1" style:family="text">
      <style:text-properties fo:font-size="24pt" style:font-size-asian="24pt" style:font-size-complex="24pt"/>
    </style:style>
    <style:style style:name="fr1"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4</text:p>
      <text:p text:style-name="P1">Nic Hollingum - 308193415</text:p>
      <text:p text:style-name="Standard"/>
      <text:p text:style-name="Standard"/>
      <text:p text:style-name="Standard"/>
      <text:p text:style-name="Standard">1</text:p>
      <text:p text:style-name="Standard">To understand the disparity in the mapping we look at the different constraints. <text:s/>LP1 requires that the sum of all links between base-stations and clients be less than the number of clients for each station. <text:s/>In other words if the stations is on at most all clients may be linked to it, and if the station is off at most 0. <text:s/>The second seems a linguistic difference at first, it requires that for each client station pair, that if a station is on each client may connect to it by no more than its 'connectedness' (that is, in the linear relaxation, stations may be 'fractionally on' and if a station is 'half on' no client may be more than half connected to it).</text:p>
      <text:p text:style-name="Standard">This difference is only a problem in the linear relaxations. <text:s/>If a fractional solution involves a station being 'partially on' then for LP1:<draw:frame draw:style-name="fr1" draw:name="Object2" text:anchor-type="as-char" svg:width="2.265cm" svg:height="0.663cm" draw:z-index="0"><draw:object xlink:href="./Object 2" xlink:type="simple" xlink:show="embed" xlink:actuate="onLoad"/><draw:image xlink:href="./ObjectReplacements/Object 2" xlink:type="simple" xlink:show="embed" xlink:actuate="onLoad"/></draw:frame>, which means some connections may exceed 1, so long as some are significantly less than<draw:frame draw:style-name="fr1" draw:name="Object1" text:anchor-type="as-char" svg:width="0.513cm" svg:height="0.529cm" draw:z-index="1"><draw:object xlink:href="./Object 1" xlink:type="simple" xlink:show="embed" xlink:actuate="onLoad"/><draw:image xlink:href="./ObjectReplacements/Object 1" xlink:type="simple" xlink:show="embed" xlink:actuate="onLoad"/></draw:frame>. <text:s/>However in the LP2 formulation each fractional connection must be less or equal to the base-station. <text:s/>Since in such a case the sum of all connections for a given station cannot exceed the number of clients multiplied by that station's 'on-ness' then such solutions must also be solutions for the LP1 formulation. <text:s/>Therefore there are possibly valid solutions in LP1 that would be invalid in LP2, but the reverse is not true.</text:p>
      <text:p text:style-name="Standard"/>
      <text:p text:style-name="Standard">2</text:p>
      <text:p text:style-name="Standard">a)</text:p>
      <text:p text:style-name="Standard">This is an intuitive notion stemming from the fact that the maximal matching has a strict upper bound<draw:frame draw:style-name="fr1" draw:name="Object3" text:anchor-type="as-char" svg:width="1.072cm" svg:height="1cm" draw:z-index="2"><draw:object xlink:href="./Object 3" xlink:type="simple" xlink:show="embed" xlink:actuate="onLoad"/><draw:image xlink:href="./ObjectReplacements/Object 3" xlink:type="simple" xlink:show="embed" xlink:actuate="onLoad"/></draw:frame>, which is obvious since any matching 'reserves' 2 vertices for itself then the number of edges in the matching cant be more than half the number of vertices. <text:s/>The constraint simply points out this must be true for all subsets of vertices as well.</text:p>
      <text:p text:style-name="Standard">The intuition is similar, and can be inducted by starting with 2 vertices and 1 edge and adding vertices until we have . <text:s/>We note that adding one vertex can only ever increase the size of the matching by 1 if there is a vertex 'unused', and if it does the both it and the unused vertex become used, requiring 2 more vertices to be added before this can happen again. <text:s/>Note this is true for the complete graph and so is true for all subgraphs of the complete graph and so all subgraphs of a given graph.</text:p>
      <text:p text:style-name="Standard">We can also reduce it, given a graph with valid matching and removing vertices to make subgraphs. <text:s/>Starting with the matching of at most half the floor of the number of vertices, we remove a vertex. <text:s/>If there were |V|/2 edges then one must be removed now, leaving a vertex with no edge incident in the matching (all other edges being taken). <text:s/>If there were less than |V|/2 edges then either an endpoint of the matching is removed, or one of the unused vertices is removed. <text:s/>It is clear then that in the worst case to try and keep the size of the matching high we can only shrink it for every 2 vertices removed, it can therefore never exceed |V|/2 for any subgraph.</text:p>
      <text:p text:style-name="Standard">Since this constraint does not exclude valid matchings, it is valid to include it in the formulation.</text:p>
      <text:p text:style-name="Standard">b)</text:p>
      <text:p text:style-name="Standard">This constraint strengthens the linear relaxation by imposing restrictions on subgraphs. <text:s/>Consider a subgraph of G, a triangle with each edge included ad 0.49, and all other edges in the graph 0. <text:s/>Such a matching is valid in LP3 since the sum of edges incident to each vertex does not exceed 1 (0.98 in this case) however this solution is excluded by the constraint, since the sum of all weights on all edges (1.47 here) is greater than the floor of the number of vertices over 2 (1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 Hollingum</meta:initial-creator>
    <meta:creation-date>2011-04-13T21:42:58.10</meta:creation-date>
    <meta:generator>OpenOffice.org/3.3$Win32 OpenOffice.org_project/330m20$Build-9567</meta:generator>
    <dc:date>2011-04-13T22:25:17.20</dc:date>
    <dc:creator>Nic Hollingum</dc:creator>
    <meta:editing-duration>PT42M20S</meta:editing-duration>
    <meta:editing-cycles>2</meta:editing-cycles>
    <meta:document-statistic meta:table-count="0" meta:image-count="0" meta:object-count="3" meta:page-count="1" meta:paragraph-count="13" meta:word-count="636" meta:character-count="3466"/>
  </office:meta>
</office:document-meta>
</file>

<file path=Object 1/content.xml><?xml version="1.0" encoding="utf-8"?>
<math xmlns="http://www.w3.org/1998/Math/MathML">
  <semantics>
    <msub>
      <mi>x</mi>
      <mi>i</mi>
    </msub>
    <annotation encoding="StarMath 5.0">x_i
</annotation>
  </semantics>
</math>
</file>

<file path=Object 2/content.xml><?xml version="1.0" encoding="utf-8"?>
<math xmlns="http://www.w3.org/1998/Math/MathML">
  <semantics>
    <mrow>
      <mrow>
        <msub>
          <mo stretchy="false">∑</mo>
          <mi>j</mi>
        </msub>
        <msub>
          <mi>y</mi>
          <mi mathvariant="italic">ij</mi>
        </msub>
      </mrow>
      <mo stretchy="false">&lt;</mo>
      <msub>
        <mi mathvariant="italic">Nx</mi>
        <mi>i</mi>
      </msub>
    </mrow>
    <annotation encoding="StarMath 5.0">SUM_j{y_{ij}} &lt; Nx_i</annotation>
  </semantics>
</math>
</file>

<file path=Object 3/content.xml><?xml version="1.0" encoding="utf-8"?>
<math xmlns="http://www.w3.org/1998/Math/MathML">
  <semantics>
    <mrow>
      <mo stretchy="false">⌊</mo>
      <mfrac>
        <mfenced open="∣" close="∣">
          <mi>V</mi>
        </mfenced>
        <mn>2</mn>
      </mfrac>
      <mo stretchy="false">⌋</mo>
    </mrow>
    <annotation encoding="StarMath 5.0">\lfloor{abs{V} over 2}\rfloor</annotation>
  </semantics>
</math>
</file>